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4_2" table:style-name="ta1">
        <table:shapes>
          <draw:frame draw:z-index="0" draw:style-name="gr1" draw:text-style-name="P1" svg:width="6.2988in" svg:height="3.5429in" svg:x="0.989in" svg:y="0.0394in">
            <draw:object draw:notify-on-update-of-ranges="zad4_2.A1:zad4_2.A1 zad4_2.A2:zad4_2.A13 zad4_2.B1:zad4_2.B1 zad4_2.B2:zad4_2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litry</text:p>
          </table:table-cell>
        </table:table-row>
        <table:table-row table:style-name="ro1">
          <table:table-cell office:value-type="string" calcext:value-type="string">
            <text:p>Styczeń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luty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marzec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kwiecień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string" calcext:value-type="string">
            <text:p>maj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string" calcext:value-type="string">
            <text:p>czerwiec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string" calcext:value-type="string">
            <text:p>lipiec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sierpień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wrzesień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string" calcext:value-type="string">
            <text:p>październik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string" calcext:value-type="string">
            <text:p>listopad</text:p>
          </table:table-cell>
          <table:table-cell office:value-type="float" office:value="14761" calcext:value-type="float">
            <text:p>14761</text:p>
          </table:table-cell>
        </table:table-row>
        <table:table-row table:style-name="ro1">
          <table:table-cell office:value-type="string" calcext:value-type="string">
            <text:p>grudzień</text:p>
          </table:table-cell>
          <table:table-cell office:value-type="float" office:value="840" calcext:value-type="float">
            <text:p>8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1T18:00:09.820253395</dc:date>
    <meta:editing-duration>PT3M28S</meta:editing-duration>
    <meta:editing-cycles>1</meta:editing-cycles>
    <meta:document-statistic meta:table-count="1" meta:cell-count="25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41cm" svg:y="0.316cm" chart:style-name="ch2">
          <text:p>Zestawienie łącznej ilości retencjonowanej wody</text:p>
        </chart:title>
        <chart:legend chart:legend-position="end" svg:x="14.689cm" svg:y="4.201cm" style:legend-expansion="high" chart:style-name="ch3"/>
        <chart:plot-area chart:style-name="ch4" table:cell-range-address="zad4_2.A1:zad4_2.B13" chart:data-source-has-labels="both" svg:x="1.331cm" svg:y="1.275cm" svg:width="13.038cm" svg:height="6.564cm">
          <chart:coordinate-region svg:x="2.508cm" svg:y="1.474cm" svg:width="11.861cm" svg:height="4.599cm"/>
          <chart:axis chart:dimension="x" chart:name="primary-x" chart:style-name="ch5" chartooo:axis-type="auto">
            <chartooo:date-scale/>
            <chart:title svg:x="6.602cm" svg:y="8.019cm" chart:style-name="ch6">
              <text:p>Nazwa miesiąca</text:p>
            </chart:title>
            <chart:categories table:cell-range-address="zad4_2.A2:zad4_2.A13"/>
          </chart:axis>
          <chart:axis chart:dimension="y" chart:name="primary-y" chart:style-name="ch7">
            <chart:title svg:x="0.451cm" svg:y="7.247cm" chart:style-name="ch8">
              <text:p>Ilość retencjonowanej wody w litrach</text:p>
            </chart:title>
            <chart:grid chart:style-name="ch9" chart:class="major"/>
          </chart:axis>
          <chart:series chart:style-name="ch10" chart:values-cell-range-address="zad4_2.B2:zad4_2.B13" chart:label-cell-address="zad4_2.B1:zad4_2.B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try</text:p>
                <draw:g>
                  <svg:desc>zad4_2.B1:zad4_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zad4_2.A2:zad4_2.A13</svg:desc>
                </draw:g>
              </table:table-cell>
              <table:table-cell office:value-type="float" office:value="2452">
                <text:p>2452</text:p>
                <draw:g>
                  <svg:desc>zad4_2.B2:zad4_2.B1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2225">
                <text:p>12225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4761">
                <text:p>14761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840">
                <text:p>8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